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Droid Sans Mono1" svg:font-family="'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2" style:family="paragraph" style:parent-style-name="Heading_20_3">
      <style:paragraph-properties fo:margin-top="0.199cm" fo:margin-bottom="0cm" loext:contextual-spacing="false" fo:line-height="150%" fo:text-align="justify" style:justify-single-word="false"/>
      <style:text-properties fo:color="#000000" style:font-name="Arial" fo:font-size="12pt" fo:font-weight="bold" officeooo:rsid="000e62c5" officeooo:paragraph-rsid="000e62c5" fo:background-color="#ffffff" style:font-size-asian="12pt" style:font-weight-asian="normal" style:font-name-complex="Arial" style:font-size-complex="12pt" style:font-weight-complex="normal"/>
    </style:style>
    <style:style style:name="P3" style:family="paragraph" style:parent-style-name="Heading_20_4">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4" style:family="paragraph" style:parent-style-name="Normal">
      <style:paragraph-properties fo:margin-top="0.199cm" fo:margin-bottom="0cm" loext:contextual-spacing="false" fo:line-height="150%" fo:text-align="justify" style:justify-single-word="false"/>
      <style:text-properties style:font-name="Arial" fo:font-size="12pt" officeooo:paragraph-rsid="0003f524" style:font-size-asian="12pt" style:font-name-complex="Arial" style:font-size-complex="12pt"/>
    </style:style>
    <style:style style:name="P5" style:family="paragraph" style:parent-style-name="Normal">
      <style:paragraph-properties fo:margin-top="0.199cm" fo:margin-bottom="0cm" loext:contextual-spacing="false" fo:line-height="150%" fo:text-align="justify" style:justify-single-word="false"/>
      <style:text-properties style:font-name="Arial" fo:font-size="12pt" officeooo:rsid="00041edf" officeooo:paragraph-rsid="00041edf" style:font-size-asian="12pt" style:font-name-complex="Arial" style:font-size-complex="12pt"/>
    </style:style>
    <style:style style:name="P6" style:family="paragraph" style:parent-style-name="Normal">
      <style:paragraph-properties fo:margin-top="0.199cm" fo:margin-bottom="0cm" loext:contextual-spacing="false" fo:line-height="150%" fo:text-align="justify" style:justify-single-word="false"/>
      <style:text-properties style:font-name="Arial" fo:font-size="12pt" fo:font-weight="bold" officeooo:paragraph-rsid="00041edf" style:font-size-asian="12pt" style:font-weight-asian="bold" style:font-name-complex="Arial" style:font-size-complex="12pt"/>
    </style:style>
    <style:style style:name="P7" style:family="paragraph" style:parent-style-name="Normal">
      <style:paragraph-properties fo:margin-top="0.199cm" fo:margin-bottom="0cm" loext:contextual-spacing="false" fo:line-height="150%" fo:text-align="center" style:justify-single-word="false"/>
      <style:text-properties style:font-name="Arial" fo:font-size="14pt" fo:language="en" fo:country="US" fo:font-weight="bold" officeooo:paragraph-rsid="0003f524" style:font-size-asian="14pt" style:font-weight-asian="bold" style:font-name-complex="Arial" style:font-size-complex="12pt"/>
    </style:style>
    <style:style style:name="P8" style:family="paragraph" style:parent-style-name="Normal">
      <style:paragraph-properties fo:margin-top="0.199cm" fo:margin-bottom="0cm" loext:contextual-spacing="false" fo:line-height="150%" fo:text-align="center" style:justify-single-word="false"/>
      <style:text-properties officeooo:paragraph-rsid="0003f524"/>
    </style:style>
    <style:style style:name="P9" style:family="paragraph" style:parent-style-name="Normal">
      <style:paragraph-properties fo:margin-top="0.199cm" fo:margin-bottom="0cm" loext:contextual-spacing="false" fo:line-height="150%" fo:text-align="justify" style:justify-single-word="false"/>
      <style:text-properties officeooo:paragraph-rsid="0003f524"/>
    </style:style>
    <style:style style:name="P10" style:family="paragraph" style:parent-style-name="Normal">
      <style:paragraph-properties fo:margin-top="0.199cm" fo:margin-bottom="0cm" loext:contextual-spacing="false" fo:line-height="150%" fo:text-align="justify" style:justify-single-word="false"/>
      <style:text-properties officeooo:paragraph-rsid="0007cede"/>
    </style:style>
    <style:style style:name="P11" style:family="paragraph" style:parent-style-name="Normal">
      <style:paragraph-properties fo:margin-top="0.199cm" fo:margin-bottom="0cm" loext:contextual-spacing="false" fo:line-height="150%" fo:text-align="justify" style:justify-single-word="false"/>
      <style:text-properties fo:color="#000000" style:font-name="Arial" fo:font-size="12pt" officeooo:rsid="0005ee2d" officeooo:paragraph-rsid="0005ee2d" fo:background-color="#ffffff" style:font-size-asian="12pt" style:font-name-complex="Arial" style:font-size-complex="12pt"/>
    </style:style>
    <style:style style:name="P12" style:family="paragraph" style:parent-style-name="Normal">
      <style:paragraph-properties fo:margin-top="0.199cm" fo:margin-bottom="0cm" loext:contextual-spacing="false" fo:line-height="150%" fo:text-align="justify" style:justify-single-word="false"/>
      <style:text-properties fo:color="#000000" style:font-name="Arial" fo:font-size="12pt" officeooo:rsid="0005ee2d" officeooo:paragraph-rsid="0007cede" fo:background-color="#ffffff" style:font-size-asian="12pt" style:font-name-complex="Arial" style:font-size-complex="12pt"/>
    </style:style>
    <style:style style:name="P13"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bold" style:font-name-complex="Arial" style:font-size-complex="12pt" style:font-weight-complex="bold"/>
    </style:style>
    <style:style style:name="P14"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bold" officeooo:rsid="000da8d5" officeooo:paragraph-rsid="000da8d5" fo:background-color="#ffffff" style:font-size-asian="10.5pt" style:font-weight-asian="bold" style:font-name-complex="Arial" style:font-size-complex="12pt" style:font-weight-complex="bold"/>
    </style:style>
    <style:style style:name="P15"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7cede" officeooo:paragraph-rsid="0007cede" fo:background-color="#ffffff" style:font-size-asian="12pt" style:font-weight-asian="normal" style:font-name-complex="Arial" style:font-size-complex="12pt" style:font-weight-complex="normal"/>
    </style:style>
    <style:style style:name="P16" style:family="paragraph" style:parent-style-name="Normal">
      <style:paragraph-properties fo:margin-top="0.199cm" fo:margin-bottom="0cm" loext:contextual-spacing="false" fo:line-height="150%" fo:text-align="justify" style:justify-single-word="false"/>
      <style:text-properties fo:color="#000000" style:font-name="Arial" fo:font-size="12pt" fo:font-weight="normal" officeooo:rsid="000da8d5" officeooo:paragraph-rsid="000da8d5" fo:background-color="#ffffff" style:font-size-asian="10.5pt" style:font-weight-asian="normal" style:font-name-complex="Arial" style:font-size-complex="12pt" style:font-weight-complex="normal"/>
    </style:style>
    <style:style style:name="P17" style:family="paragraph" style:parent-style-name="Normal">
      <style:paragraph-properties fo:margin-top="0.199cm" fo:margin-bottom="0cm" loext:contextual-spacing="false" fo:line-height="150%" fo:text-align="justify" style:justify-single-word="false"/>
      <style:text-properties fo:color="#000000" style:font-name="Arial" fo:font-size="20pt" fo:font-weight="bold" officeooo:rsid="000da8d5" officeooo:paragraph-rsid="000da8d5" fo:background-color="#ffffff" style:font-size-asian="17.5pt" style:font-weight-asian="bold" style:font-name-complex="Arial" style:font-size-complex="20pt" style:font-weight-complex="bold"/>
    </style:style>
    <style:style style:name="P18"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officeooo:rsid="00041edf" officeooo:paragraph-rsid="00041edf" fo:background-color="#000000" style:font-size-asian="12pt" style:font-name-complex="Arial" style:font-size-complex="12pt"/>
    </style:style>
    <style:style style:name="P19" style:family="paragraph" style:parent-style-name="Normal">
      <loext:graphic-properties draw:fill="solid" draw:fill-color="#000000" draw:opacity="100%"/>
      <style:paragraph-properties fo:margin-top="0.199cm" fo:margin-bottom="0cm" loext:contextual-spacing="false" fo:line-height="150%" fo:text-align="justify" style:justify-single-word="false" fo:background-color="#000000"/>
      <style:text-properties fo:color="#ffffff" style:font-name="Arial" fo:font-size="12pt" officeooo:rsid="0005ee2d" officeooo:paragraph-rsid="0005ee2d" fo:background-color="#000000" style:font-size-asian="12pt" style:font-name-complex="Arial" style:font-size-complex="12pt"/>
    </style:style>
    <style:style style:name="P20" style:family="paragraph" style:parent-style-name="Standard">
      <style:paragraph-properties fo:margin-top="0.199cm" fo:margin-bottom="0cm" loext:contextual-spacing="false" fo:line-height="150%" fo:text-align="justify" style:justify-single-word="false"/>
      <style:text-properties fo:color="#000000" style:font-name="Arial" fo:font-size="12pt" officeooo:rsid="0005ee2d" officeooo:paragraph-rsid="0007cede" fo:background-color="#ffffff" style:font-size-asian="12pt" style:font-name-complex="Arial" style:font-size-complex="12pt"/>
    </style:style>
    <style:style style:name="P2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e62c5" officeooo:paragraph-rsid="000e62c5" fo:background-color="#212121" style:font-size-asian="12pt" style:font-weight-asian="normal" style:font-name-complex="Arial" style:font-size-complex="12pt" style:font-weight-complex="normal"/>
    </style:style>
    <style:style style:name="P22" style:family="paragraph" style:parent-style-name="Standard">
      <loext:graphic-properties draw:fill="solid" draw:fill-color="#000000" draw:opacity="100%"/>
      <style:paragraph-properties fo:margin-top="0.199cm" fo:margin-bottom="0cm" loext:contextual-spacing="false" style:line-height-at-least="0.503cm" fo:text-align="justify" style:justify-single-word="false" fo:background-color="#000000"/>
      <style:text-properties fo:color="#eeffff" style:font-name="Droid Sans Mono" fo:font-size="12pt" fo:font-weight="normal" officeooo:rsid="000e62c5" officeooo:paragraph-rsid="000e62c5" fo:background-color="#212121" style:font-size-asian="12pt" style:font-weight-asian="normal" style:font-name-complex="Arial" style:font-size-complex="12pt" style:font-weight-complex="normal"/>
    </style:style>
    <style:style style:name="P23"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07cede" officeooo:paragraph-rsid="0007cede" fo:background-color="#212121" style:font-size-asian="12pt" style:font-weight-asian="normal" style:font-name-complex="Arial" style:font-size-complex="12pt" style:font-weight-complex="normal"/>
    </style:style>
    <style:style style:name="P24"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1" fo:font-size="12pt" fo:font-weight="normal" officeooo:paragraph-rsid="0007cede" fo:background-color="#000000" style:font-size-asian="12pt" style:font-size-complex="12pt"/>
    </style:style>
    <style:style style:name="P2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07cede" officeooo:paragraph-rsid="0007cede" fo:background-color="#ffffff" style:font-size-asian="12pt" style:font-weight-asian="normal" style:font-name-complex="Arial" style:font-size-complex="12pt" style:font-weight-complex="normal"/>
    </style:style>
    <style:style style:name="P2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0e62c5" officeooo:paragraph-rsid="000e62c5" fo:background-color="#ffffff" style:font-size-asian="12pt" style:font-weight-asian="normal" style:font-name-complex="Arial" style:font-size-complex="12pt" style:font-weight-complex="normal"/>
    </style:style>
    <style:style style:name="P27" style:family="paragraph" style:parent-style-name="Normal">
      <style:paragraph-properties fo:margin-left="0cm" fo:margin-right="0cm" fo:margin-top="0.199cm" fo:margin-bottom="0cm" loext:contextual-spacing="false" fo:line-height="150%" fo:text-align="justify" style:justify-single-word="false" fo:text-indent="1.251cm" style:auto-text-indent="false"/>
      <style:text-properties fo:color="#000000" style:font-name="Arial" fo:font-size="12pt" officeooo:rsid="0005ee2d" officeooo:paragraph-rsid="0007cede" fo:background-color="#ffffff" style:font-size-asian="12pt" style:font-name-complex="Arial" style:font-size-complex="12pt"/>
    </style:style>
    <style:style style:name="P28" style:family="paragraph" style:parent-style-name="Standard">
      <style:paragraph-properties style:line-height-at-least="0.503cm"/>
      <style:text-properties fo:color="#89ddff" style:font-name="Droid Sans Mono" fo:font-size="12pt" fo:font-weight="normal" fo:background-color="#212121" style:font-size-asian="12pt" style:font-size-complex="12pt"/>
    </style:style>
    <style:style style:name="P29"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212121" style:font-size-asian="12pt" style:font-size-complex="12pt"/>
    </style:style>
    <style:style style:name="P30"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212121" style:font-size-asian="12pt" style:font-size-complex="12pt"/>
    </style:style>
    <style:style style:name="P31"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officeooo:paragraph-rsid="000be346" fo:background-color="#212121" style:font-size-asian="12pt" style:font-size-complex="12pt"/>
    </style:style>
    <style:style style:name="P32" style:family="paragraph" style:parent-style-name="Standard">
      <loext:graphic-properties draw:fill="solid" draw:fill-color="#000000" draw:opacity="100%"/>
      <style:paragraph-properties style:line-height-at-least="0.503cm" fo:background-color="#000000"/>
      <style:text-properties fo:color="#eeffff" style:font-name="Droid Sans Mono" fo:font-size="12pt" fo:font-weight="normal" fo:background-color="#212121" style:font-size-asian="12pt" style:font-size-complex="12pt"/>
    </style:style>
    <style:style style:name="P33" style:family="paragraph" style:parent-style-name="Standard">
      <loext:graphic-properties draw:fill="solid" draw:fill-color="#000000" draw:opacity="100%"/>
      <style:paragraph-properties style:line-height-at-least="0.503cm" fo:background-color="#000000"/>
      <style:text-properties fo:color="#89ddff" style:font-name="Droid Sans Mono" fo:font-size="12pt" fo:font-weight="normal" fo:background-color="#212121" style:font-size-asian="12pt" style:font-size-complex="12pt"/>
    </style:style>
    <style:style style:name="P34" style:family="paragraph" style:parent-style-name="Standard">
      <loext:graphic-properties draw:fill="solid" draw:fill-color="#000000" draw:opacity="100%"/>
      <style:paragraph-properties style:line-height-at-least="0.503cm" fo:background-color="#000000"/>
      <style:text-properties fo:font-size="12pt" style:font-size-asian="12pt" style:font-size-complex="12pt"/>
    </style:style>
    <style:style style:name="P35"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0.5pt" fo:font-weight="normal" officeooo:rsid="001b2ccc" officeooo:paragraph-rsid="001b2ccc" fo:background-color="#212121" style:font-size-asian="12pt" style:font-weight-asian="normal" style:font-name-complex="Arial" style:font-size-complex="12pt" style:font-weight-complex="normal"/>
    </style:style>
    <style:style style:name="P36"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050eb" officeooo:paragraph-rsid="001050eb" fo:background-color="#212121" style:font-size-asian="12pt" style:font-weight-asian="normal" style:font-name-complex="Arial" style:font-size-complex="12pt" style:font-weight-complex="normal"/>
    </style:style>
    <style:style style:name="P37"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050eb" officeooo:paragraph-rsid="001404b9" fo:background-color="#212121" style:font-size-asian="12pt" style:font-weight-asian="normal" style:font-name-complex="Arial" style:font-size-complex="12pt" style:font-weight-complex="normal"/>
    </style:style>
    <style:style style:name="P38"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404b9" officeooo:paragraph-rsid="001404b9" fo:background-color="#212121" style:font-size-asian="12pt" style:font-weight-asian="normal" style:font-name-complex="Arial" style:font-size-complex="12pt" style:font-weight-complex="normal"/>
    </style:style>
    <style:style style:name="P39"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rsid="0013fcd9" officeooo:paragraph-rsid="0013fcd9" fo:background-color="#212121" style:font-size-asian="12pt" style:font-weight-asian="bold" style:font-name-complex="Arial" style:font-size-complex="12pt" style:font-weight-complex="bold"/>
    </style:style>
    <style:style style:name="P40"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3fcd9" fo:background-color="#212121" style:font-size-asian="12pt" style:font-size-complex="12pt"/>
    </style:style>
    <style:style style:name="P41"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5b7cf" fo:background-color="#212121" style:font-size-asian="12pt" style:font-size-complex="12pt"/>
    </style:style>
    <style:style style:name="P42" style:family="paragraph" style:parent-style-name="Standard">
      <loext:graphic-properties draw:fill="solid" draw:fill-color="#000000" draw:opacity="100%"/>
      <style:paragraph-properties fo:margin-top="0.199cm" fo:margin-bottom="0cm" loext:contextual-spacing="false" fo:line-height="150%" fo:text-align="justify" style:justify-single-word="false" fo:background-color="#000000"/>
      <style:text-properties fo:color="#eeffff" style:font-name="Droid Sans Mono" fo:font-size="12pt" fo:font-weight="normal" officeooo:paragraph-rsid="00199cd9" fo:background-color="#212121" style:font-size-asian="12pt" style:font-size-complex="12pt"/>
    </style:style>
    <style:style style:name="P4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0e718c" officeooo:paragraph-rsid="000e718c" fo:background-color="#ffffff" style:font-size-asian="12pt" style:font-weight-asian="normal" style:font-name-complex="Arial" style:font-size-complex="12pt" style:font-weight-complex="normal"/>
    </style:style>
    <style:style style:name="P4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050eb" officeooo:paragraph-rsid="001050eb" fo:background-color="#ffffff" style:font-size-asian="12pt" style:font-weight-asian="normal" style:font-name-complex="Arial" style:font-size-complex="12pt" style:font-weight-complex="normal"/>
    </style:style>
    <style:style style:name="P4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04b9" officeooo:paragraph-rsid="001404b9" fo:background-color="#ffffff" style:font-size-asian="12pt" style:font-weight-asian="normal" style:font-name-complex="Arial" style:font-size-complex="12pt" style:font-weight-complex="normal"/>
    </style:style>
    <style:style style:name="P4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4fabb" officeooo:paragraph-rsid="0014fabb" fo:background-color="#ffffff" style:font-size-asian="12pt" style:font-weight-asian="normal" style:font-name-complex="Arial" style:font-size-complex="12pt" style:font-weight-complex="normal"/>
    </style:style>
    <style:style style:name="P4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7ad93" officeooo:paragraph-rsid="00199cd9" fo:background-color="#ffffff" style:font-size-asian="12pt" style:font-weight-asian="normal" style:font-name-complex="Arial" style:font-size-complex="12pt" style:font-weight-complex="normal"/>
    </style:style>
    <style:style style:name="P4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99cd9" officeooo:paragraph-rsid="00199cd9" fo:background-color="#ffffff" style:font-size-asian="12pt" style:font-weight-asian="normal" style:font-name-complex="Arial" style:font-size-complex="12pt" style:font-weight-complex="normal"/>
    </style:style>
    <style:style style:name="P4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b2ccc" officeooo:paragraph-rsid="001b2ccc" fo:background-color="#ffffff" style:font-size-asian="12pt" style:font-weight-asian="normal" style:font-name-complex="Arial" style:font-size-complex="12pt" style:font-weight-complex="normal"/>
    </style:style>
    <style:style style:name="P5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d023a" officeooo:paragraph-rsid="001d023a" fo:background-color="#ffffff" style:font-size-asian="12pt" style:font-weight-asian="normal" style:font-name-complex="Arial" style:font-size-complex="12pt" style:font-weight-complex="normal"/>
    </style:style>
    <style:style style:name="P51"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rsid="001f3f9d" officeooo:paragraph-rsid="001f3f9d" fo:background-color="#ffffff" style:font-size-asian="12pt" style:font-weight-asian="normal" style:font-name-complex="Arial" style:font-size-complex="12pt" style:font-weight-complex="normal"/>
    </style:style>
    <style:style style:name="P52"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normal" officeooo:paragraph-rsid="00199cd9" fo:background-color="#ffffff"/>
    </style:style>
    <style:style style:name="P53"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050eb" officeooo:paragraph-rsid="001050eb" fo:background-color="#ffffff" style:font-size-asian="12pt" style:font-weight-asian="bold" style:font-name-complex="Arial" style:font-size-complex="12pt" style:font-weight-complex="bold"/>
    </style:style>
    <style:style style:name="P54"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3fcd9" officeooo:paragraph-rsid="0013fcd9" fo:background-color="#ffffff" style:font-size-asian="12pt" style:font-weight-asian="bold" style:font-name-complex="Arial" style:font-size-complex="12pt" style:font-weight-complex="bold"/>
    </style:style>
    <style:style style:name="P55"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404b9" officeooo:paragraph-rsid="001404b9" fo:background-color="#ffffff" style:font-size-asian="12pt" style:font-weight-asian="bold" style:font-name-complex="Arial" style:font-size-complex="12pt" style:font-weight-complex="bold"/>
    </style:style>
    <style:style style:name="P56"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4fabb" officeooo:paragraph-rsid="0014fabb" fo:background-color="#ffffff" style:font-size-asian="12pt" style:font-weight-asian="bold" style:font-name-complex="Arial" style:font-size-complex="12pt" style:font-weight-complex="bold"/>
    </style:style>
    <style:style style:name="P57"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5b7cf" officeooo:paragraph-rsid="0015b7cf" fo:background-color="#ffffff" style:font-size-asian="12pt" style:font-weight-asian="bold" style:font-name-complex="Arial" style:font-size-complex="12pt" style:font-weight-complex="bold"/>
    </style:style>
    <style:style style:name="P58"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7ad93" officeooo:paragraph-rsid="0017ad93" fo:background-color="#ffffff" style:font-size-asian="12pt" style:font-weight-asian="bold" style:font-name-complex="Arial" style:font-size-complex="12pt" style:font-weight-complex="bold"/>
    </style:style>
    <style:style style:name="P59"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b2ccc" officeooo:paragraph-rsid="001d023a" fo:background-color="#ffffff" style:font-size-asian="12pt" style:font-weight-asian="bold" style:font-name-complex="Arial" style:font-size-complex="12pt" style:font-weight-complex="bold"/>
    </style:style>
    <style:style style:name="P60" style:family="paragraph" style:parent-style-name="Text_20_body">
      <style:paragraph-properties fo:margin-top="0.199cm" fo:margin-bottom="0cm" loext:contextual-spacing="false" fo:line-height="150%" fo:text-align="justify" style:justify-single-word="false"/>
      <style:text-properties fo:color="#000000" style:font-name="Arial" fo:font-size="12pt" fo:font-weight="bold" officeooo:rsid="001d023a" officeooo:paragraph-rsid="001d023a" fo:background-color="#ffffff" style:font-size-asian="12pt" style:font-weight-asian="bold" style:font-name-complex="Arial" style:font-size-complex="12pt" style:font-weight-complex="bold"/>
    </style:style>
    <style:style style:name="P61" style:family="paragraph" style:parent-style-name="Text_20_body">
      <style:paragraph-properties fo:margin-top="0.199cm" fo:margin-bottom="0cm" loext:contextual-spacing="false" fo:line-height="150%" fo:text-align="justify" style:justify-single-word="false"/>
      <style:text-properties officeooo:paragraph-rsid="0015b7cf"/>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officeooo:rsid="00041edf" style:font-size-asian="12pt" style:font-name-complex="Arial" style:font-size-complex="12pt"/>
    </style:style>
    <style:style style:name="T3" style:family="text">
      <style:text-properties officeooo:rsid="00041edf"/>
    </style:style>
    <style:style style:name="T4" style:family="text">
      <style:text-properties fo:color="#0000ff" style:font-name="Arial" fo:font-size="14pt" fo:language="en" fo:country="US" fo:font-weight="bold" officeooo:rsid="0003f524" style:font-size-asian="14pt" style:font-weight-asian="bold" style:font-name-complex="Arial" style:font-size-complex="12pt"/>
    </style:style>
    <style:style style:name="T5" style:family="text">
      <style:text-properties fo:color="#000000" style:font-name="Arial" fo:font-size="12pt" officeooo:rsid="0005ee2d" fo:background-color="#ffffff" loext:char-shading-value="0" style:font-size-asian="12pt" style:font-name-complex="Arial" style:font-size-complex="12pt"/>
    </style:style>
    <style:style style:name="T6" style:family="text">
      <style:text-properties fo:color="#000000" style:font-name="Arial" fo:font-size="12pt" fo:font-weight="normal" officeooo:rsid="0007cede" fo:background-color="#ffffff" loext:char-shading-value="0" style:font-size-asian="12pt" style:font-weight-asian="normal" style:font-name-complex="Arial" style:font-size-complex="12pt" style:font-weight-complex="normal"/>
    </style:style>
    <style:style style:name="T7" style:family="text">
      <style:text-properties fo:color="#000000" style:font-name="Arial" fo:font-size="12pt" fo:font-weight="normal" officeooo:rsid="000be346" fo:background-color="#ffffff" loext:char-shading-value="0" style:font-size-asian="12pt" style:font-weight-asian="normal" style:font-name-complex="Arial" style:font-size-complex="12pt" style:font-weight-complex="normal"/>
    </style:style>
    <style:style style:name="T8" style:family="text">
      <style:text-properties fo:color="#000000" style:font-name="Arial" fo:font-size="12pt" fo:font-weight="normal" officeooo:rsid="0015b7cf" fo:background-color="#ffffff" loext:char-shading-value="0" style:font-size-asian="12pt" style:font-weight-asian="normal" style:font-name-complex="Arial" style:font-size-complex="12pt" style:font-weight-complex="normal"/>
    </style:style>
    <style:style style:name="T9" style:family="text">
      <style:text-properties fo:color="#000000" style:font-name="Arial" fo:font-size="12pt" fo:font-weight="normal" officeooo:rsid="0017ad93" fo:background-color="#ffffff" loext:char-shading-value="0" style:font-size-asian="12pt" style:font-weight-asian="normal" style:font-name-complex="Arial" style:font-size-complex="12pt" style:font-weight-complex="normal"/>
    </style:style>
    <style:style style:name="T10" style:family="text">
      <style:text-properties fo:color="#000000" style:font-name="Arial" fo:font-size="12pt" fo:font-weight="normal" officeooo:rsid="00199cd9" fo:background-color="#ffffff" loext:char-shading-value="0" style:font-size-asian="12pt" style:font-weight-asian="normal" style:font-name-complex="Arial" style:font-size-complex="12pt" style:font-weight-complex="normal"/>
    </style:style>
    <style:style style:name="T11" style:family="text">
      <style:text-properties fo:color="#000000" style:font-name="Arial" fo:font-size="12pt" fo:font-weight="bold" officeooo:rsid="0017ad93" fo:background-color="#ffffff" loext:char-shading-value="0" style:font-size-asian="12pt" style:font-weight-asian="bold" style:font-name-complex="Arial" style:font-size-complex="12pt" style:font-weight-complex="bold"/>
    </style:style>
    <style:style style:name="T12" style:family="text">
      <style:text-properties officeooo:rsid="0007cede"/>
    </style:style>
    <style:style style:name="T13" style:family="text">
      <style:text-properties fo:color="#c792ea"/>
    </style:style>
    <style:style style:name="T14" style:family="text">
      <style:text-properties fo:color="#c792ea" officeooo:rsid="0007cede" fo:background-color="#212121" loext:char-shading-value="0" style:font-weight-asian="normal" style:font-name-complex="Arial" style:font-weight-complex="normal"/>
    </style:style>
    <style:style style:name="T15" style:family="text">
      <style:text-properties fo:color="#c792ea" style:font-weight-asian="normal" style:font-weight-complex="normal"/>
    </style:style>
    <style:style style:name="T16" style:family="text">
      <style:text-properties fo:color="#c792ea" style:font-name="Droid Sans Mono" fo:background-color="#212121" loext:char-shading-value="0"/>
    </style:style>
    <style:style style:name="T17" style:family="text">
      <style:text-properties fo:color="#89ddff"/>
    </style:style>
    <style:style style:name="T18" style:family="text">
      <style:text-properties fo:color="#89ddff" fo:font-style="italic"/>
    </style:style>
    <style:style style:name="T19" style:family="text">
      <style:text-properties fo:color="#89ddff" officeooo:rsid="0007cede" fo:background-color="#212121" loext:char-shading-value="0" style:font-weight-asian="normal" style:font-name-complex="Arial" style:font-weight-complex="normal"/>
    </style:style>
    <style:style style:name="T20" style:family="text">
      <style:text-properties fo:color="#89ddff" style:font-weight-asian="normal" style:font-weight-complex="normal"/>
    </style:style>
    <style:style style:name="T21" style:family="text">
      <style:text-properties fo:color="#89ddff" fo:font-size="12pt"/>
    </style:style>
    <style:style style:name="T22" style:family="text">
      <style:text-properties fo:color="#89ddff" fo:font-size="12pt" fo:font-style="italic"/>
    </style:style>
    <style:style style:name="T23" style:family="text">
      <style:text-properties fo:color="#89ddff" style:font-name="Droid Sans Mono" fo:background-color="#212121" loext:char-shading-value="0"/>
    </style:style>
    <style:style style:name="T24" style:family="text">
      <style:text-properties fo:color="#89ddff" style:font-name="Droid Sans Mono" fo:background-color="#212121" loext:char-shading-value="0" style:font-size-asian="12pt" style:font-size-complex="12pt"/>
    </style:style>
    <style:style style:name="T25" style:family="text">
      <style:text-properties fo:color="#89ddff" style:font-name="Droid Sans Mono" fo:font-weight="normal" fo:background-color="#212121" loext:char-shading-value="0"/>
    </style:style>
    <style:style style:name="T26" style:family="text">
      <style:text-properties fo:color="#f07178"/>
    </style:style>
    <style:style style:name="T27" style:family="text">
      <style:text-properties fo:color="#f07178" style:font-name="Droid Sans Mono" fo:font-weight="normal" fo:background-color="#212121" loext:char-shading-value="0"/>
    </style:style>
    <style:style style:name="T28" style:family="text">
      <style:text-properties fo:color="#ffcb6b"/>
    </style:style>
    <style:style style:name="T29" style:family="text">
      <style:text-properties fo:color="#ffcb6b" style:font-weight-asian="normal" style:font-weight-complex="normal"/>
    </style:style>
    <style:style style:name="T30" style:family="text">
      <style:text-properties fo:color="#ffcb6b" style:font-name="Droid Sans Mono" fo:background-color="#212121" loext:char-shading-value="0"/>
    </style:style>
    <style:style style:name="T31" style:family="text">
      <style:text-properties fo:color="#82aaff"/>
    </style:style>
    <style:style style:name="T32" style:family="text">
      <style:text-properties fo:color="#82aaff" officeooo:rsid="0007cede" fo:background-color="#212121" loext:char-shading-value="0" style:font-weight-asian="normal" style:font-name-complex="Arial" style:font-weight-complex="normal"/>
    </style:style>
    <style:style style:name="T33" style:family="text">
      <style:text-properties fo:color="#c3e88d"/>
    </style:style>
    <style:style style:name="T34" style:family="text">
      <style:text-properties fo:color="#c3e88d" style:font-name="Droid Sans Mono" fo:background-color="#212121" loext:char-shading-value="0"/>
    </style:style>
    <style:style style:name="T35" style:family="text">
      <style:text-properties fo:color="#c3e88d" style:font-name="Droid Sans Mono" fo:font-weight="normal" fo:background-color="#212121" loext:char-shading-value="0"/>
    </style:style>
    <style:style style:name="T36" style:family="text">
      <style:text-properties fo:color="#c3e88d" fo:font-size="12pt"/>
    </style:style>
    <style:style style:name="T37" style:family="text">
      <style:text-properties fo:color="#f78c6c"/>
    </style:style>
    <style:style style:name="T38" style:family="text">
      <style:text-properties officeooo:rsid="0007cede" fo:background-color="#212121" loext:char-shading-value="0" style:font-weight-asian="normal" style:font-name-complex="Arial" style:font-weight-complex="normal"/>
    </style:style>
    <style:style style:name="T39" style:family="text">
      <style:text-properties officeooo:rsid="000e62c5"/>
    </style:style>
    <style:style style:name="T40" style:family="text">
      <style:text-properties fo:font-weight="normal" officeooo:rsid="000e62c5"/>
    </style:style>
    <style:style style:name="T41" style:family="text">
      <style:text-properties fo:font-weight="normal" style:font-weight-asian="normal" style:font-weight-complex="normal"/>
    </style:style>
    <style:style style:name="T42" style:family="text">
      <style:text-properties fo:font-weight="normal" officeooo:rsid="001d023a" style:font-weight-asian="normal" style:font-weight-complex="normal"/>
    </style:style>
    <style:style style:name="T43" style:family="text">
      <style:text-properties fo:color="#eeffff" style:font-name="Droid Sans Mono" fo:background-color="#212121" loext:char-shading-value="0" style:font-size-asian="12pt" style:font-size-complex="12pt"/>
    </style:style>
    <style:style style:name="T44" style:family="text">
      <style:text-properties fo:color="#eeffff" style:font-name="Droid Sans Mono" fo:font-weight="normal" fo:background-color="#212121" loext:char-shading-value="0"/>
    </style:style>
    <style:style style:name="T45" style:family="text">
      <style:text-properties officeooo:rsid="0011fee5"/>
    </style:style>
    <style:style style:name="T46" style:family="text">
      <style:text-properties officeooo:rsid="001259fe"/>
    </style:style>
    <style:style style:name="T47" style:family="text">
      <style:text-properties officeooo:rsid="00134aa2"/>
    </style:style>
    <style:style style:name="T48" style:family="text">
      <style:text-properties officeooo:rsid="0013fcd9"/>
    </style:style>
    <style:style style:name="T49" style:family="text">
      <style:text-properties style:font-weight-asian="normal" style:font-weight-complex="normal"/>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14fabb"/>
    </style:style>
    <style:style style:name="T52" style:family="text">
      <style:text-properties officeooo:rsid="0015b7cf"/>
    </style:style>
    <style:style style:name="T53" style:family="text">
      <style:text-properties officeooo:rsid="00199cd9"/>
    </style:style>
    <style:style style:name="T54" style:family="text">
      <style:text-properties officeooo:rsid="00199cd9" style:font-size-asian="12pt" style:font-weight-asian="normal" style:font-name-complex="Arial" style:font-size-complex="12pt" style:font-weight-complex="normal"/>
    </style:style>
    <style:style style:name="T55" style:family="text">
      <style:text-properties fo:font-size="12pt"/>
    </style:style>
    <style:style style:name="T56" style:family="text">
      <style:text-properties officeooo:rsid="001d023a"/>
    </style:style>
    <style:style style:name="T57" style:family="text">
      <style:text-properties officeooo:rsid="001e79f0"/>
    </style:style>
    <style:style style:name="T58" style:family="text">
      <style:text-properties officeooo:rsid="00221c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Fonte_20_parág._20_padrão"><text:span text:style-name="T4">React</text:span></text:span></text:p>
      <text:p text:style-name="P7"/>
      <text:p text:style-name="P20"><text:span text:style-name="T12"><text:tab/>O</text:span> React é, atualmente, uma das principais bibliotecas Javascript para construção de interfaces de usuário. Esta poderosa ferramenta foi criada pelos times de desenvolvimento do Facebook com objetivo de organizar, componentizar e, consequentemente, tornar muito mais eficiente cada parte das aplicações que a utilizam.</text:p>
      <text:p text:style-name="P12"><text:tab/>A ideia principal é tornar possível dividir a sua aplicação em pequenos blocos, reutilizáveis ou não, que podem fazer a gestão das suas próprias informações através do seu estado, ou seja, reagir a eventos, interações, dados, etc. Toda vez que houver uma mudança em um componente, o React atua especificamente na renderização dele, sem que seja necessário atualizar os outros blocos.</text:p>
      <text:p text:style-name="P12"><text:tab/>A componentização permite ainda utilizar funções específicas, estilizações, testes e outras tecnologias no exato local em que ela será utilizada, permitindo que qualquer possível refatoração do código se torne simples, bem endereçada e fácil de se encontrar.</text:p>
      <text:p text:style-name="P27"><text:span text:style-name="Fonte_20_parág._20_padrão"><text:span text:style-name="T5"><text:tab/>O exemplo mais prático de uma aplicação React é a própria </text:span></text:span><text:a xlink:type="simple" xlink:href="https://pt-br.reactjs.org/" text:style-name="Internet_20_link" text:visited-style-name="Visited_20_Internet_20_Link"><text:span text:style-name="Fonte_20_parág._20_padrão">documentação</text:span></text:a><text:span text:style-name="Fonte_20_parág._20_padrão"><text:span text:style-name="T5"> dela. Além de ser possível visualizar as principais componentizações, como header, menu lateral, conteúdo principal, barra lateral, submenus e footer, conseguimos acessar menus diferentes sem que a página recarregue. Super eficiente, certo? Existem diversas outras ferramentas, como o próprio Facebook e o Slido, que funcionam da mesma forma dinâmica.</text:span></text:span></text:p>
      <text:p text:style-name="P4"/>
      <text:p text:style-name="P6"><text:span text:style-name="Fonte_20_parág._20_padrão"><text:span text:style-name="T3">Gerenciadores de pacote</text:span></text:span></text:p>
      <text:p text:style-name="P9"><text:span text:style-name="T1"><text:tab/></text:span><text:span text:style-name="T2">Gerenciadores de pacote são scripts que são utilizados para instalação de pacotes necessários para rodar certas aplicações, existem vários gerenciadores de pacotes, um deles é o npm. O npm <text:s/>é o gerenciador de pacotes em si, ou seja, ele é quem será utilizado para instalar os pacotes, , enquanto o npx executa o comando de um pacote sem instalá-lo em si. Como o create-react-app é um pacote que a única coisa que faz é criar todos os arquivos necessários para termos um app React, não rodamos ele mais de uma vez por projeto, nem precisamos do pacote instalado em nossas máquinas, por isso SEMPRE executamos ele com o npx e não com o npm . Para rodar o npx é só fazer o seguinte passo a passo:</text:span></text:p>
      <text:p text:style-name="P5"><text:tab/>Na pasta onde deseja criar a aplicação React, pelo terminal insira o comando:</text:p>
      <text:p text:style-name="P18"><text:soft-page-break/>npx create-react-app testando-meu-computador </text:p>
      <text:p text:style-name="P11"><text:tab/>Caso seja instalado o gerenciador de pacotes yarn ou algum outro diferente do npm, é só inserir o próximo comando:</text:p>
      <text:p text:style-name="P19">npm install </text:p>
      <text:p text:style-name="P11"><text:tab/>Com o npx rodado e o npm instalado, é só entrar no diretório criado pelo npx e inserir o próximo comando:</text:p>
      <text:p text:style-name="P19">npm start </text:p>
      <text:p text:style-name="P11"><text:tab/>Esse comando irá abrir em um navegador a tela do React, caso tudo tenha dado certo durante esse processo, e dentro do diretório criado pelo npx, terão os arquivos para serem utilizados na aplicação React.</text:p>
      <text:p text:style-name="P11"><text:tab/></text:p>
      <text:p text:style-name="P13">JSX</text:p>
      <text:p text:style-name="P15"><text:tab/>O JSX , ou Javascript Extension , como o próprio nome sugere, é uma extensão de sintaxe para Javascript. Sua utilização é recomendada pela documentação do React, pois ela demonstra como a interface deverá se comportar, de forma lógica e descritiva.</text:p>
      <text:p text:style-name="P15">Exemplo:</text:p>
      <text:p text:style-name="P23"><text:span text:style-name="T13">const</text:span> element <text:span text:style-name="T17">=</text:span> <text:span text:style-name="T17">&lt;</text:span><text:span text:style-name="T26">h1</text:span><text:span text:style-name="T17">&gt;</text:span>Hello, world!<text:span text:style-name="T17">&lt;/</text:span><text:span text:style-name="T26">h1</text:span><text:span text:style-name="T17">&gt;;</text:span></text:p>
      <text:p text:style-name="P15"><text:tab/>A construção de um elemento JSX é bem parecida com um elemento HTML, com pequenas diferenças para que não haja conflito do HTML com o JS. Um exemplo disso é a declaração de uma class no HTML, que é substituída por className no JSX, pois haveria conflito de sintaxe com as classes do JS.</text:p>
      <text:p text:style-name="P15"><text:tab/>Caso fosse declarar a mesma variável sem o JSX, seria preciso utilizar funções como o createElement que recebe como parâmetro um componente, um objeto com as props e o conteúdo que será encapsulado por este componente. Seriam necessárias sequências relativamente longas de instruções de código para conseguir montar e manipular uma árvore de componentes. Para visualizar essa complexidade, o código acima foi refatorado sem o JSX:</text:p>
      <text:p text:style-name="P23"><text:span text:style-name="T13">const</text:span> element <text:span text:style-name="T17">=</text:span> <text:span text:style-name="T28">React</text:span><text:span text:style-name="T17">.</text:span><text:span text:style-name="T31">createElement</text:span>(<text:span text:style-name="T17">"</text:span><text:span text:style-name="T33">h1</text:span><text:span text:style-name="T17">",</text:span> <text:span text:style-name="T17">null,</text:span> <text:span text:style-name="T17">"</text:span><text:span text:style-name="T33">Hello, world</text:span><text:span text:style-name="T17">"</text:span>)</text:p>
      <text:p text:style-name="P15"><text:tab/>Agora imagine uma aplicação inteira sendo construída dessa forma. Ficaria muito mais difícil de ser compreendida, certo? O JSX encaixa-se perfeitamente para resolver este dilema.</text:p>
      <text:p text:style-name="P15"><text:soft-page-break/><text:tab/>É importante frisar que o uso do JSX em aplicações React não é obrigatório, mas a complexidade da construção de uma aplicação fica menor e o código fica mais intuitivo quando o utilizamos.</text:p>
      <text:h text:style-name="P3" text:outline-level="4">Incorporando expressões no JSX</text:h>
      <text:p text:style-name="P15"><text:tab/>Por ser um código Javascript, o JSX permite que se faça injeções de algoritmos dentro da estrutura HTML. Portanto, é possível que se aplique diretamente na estrutura códigos que renderizarão outras diversas expressões, por exemplo:</text:p>
      <text:p text:style-name="P23"><text:span text:style-name="T13">const</text:span> nome <text:span text:style-name="T17">=</text:span> <text:span text:style-name="T17">'</text:span><text:span text:style-name="T33">Jorge Maravilha</text:span><text:span text:style-name="T17">';</text:span></text:p>
      <text:p text:style-name="P30"><text:span text:style-name="T13">const</text:span> element <text:span text:style-name="T17">=</text:span> <text:span text:style-name="T17">&lt;</text:span><text:span text:style-name="T26">h1</text:span><text:span text:style-name="T17">&gt;</text:span>Hello, <text:span text:style-name="T17">{</text:span>nome<text:span text:style-name="T17">}&lt;/</text:span><text:span text:style-name="T26">h1</text:span><text:span text:style-name="T17">&gt;;</text:span></text:p>
      <text:p text:style-name="P28"/>
      <text:p text:style-name="P15"><text:tab/>E se aprofundarmos um pouco mais chamando uma função na nossa constante element?</text:p>
      <text:p text:style-name="P23"><text:span text:style-name="T13">function</text:span> <text:span text:style-name="T31">nomeCompleto</text:span> <text:span text:style-name="T17">(</text:span>nome<text:span text:style-name="T17">,</text:span> sobrenome<text:span text:style-name="T17">)</text:span> <text:span text:style-name="T17">{</text:span></text:p>
      <text:p text:style-name="P30"><text:span text:style-name="T18">return</text:span><text:span text:style-name="T26"> </text:span><text:span text:style-name="T17">`${</text:span>nome<text:span text:style-name="T17">}</text:span><text:span text:style-name="T33"> </text:span><text:span text:style-name="T17">${</text:span>sobrenome<text:span text:style-name="T17">}`;</text:span></text:p>
      <text:p text:style-name="P29">}</text:p>
      <text:p text:style-name="P30"><text:span text:style-name="T13">const</text:span> element <text:span text:style-name="T17">=</text:span> <text:span text:style-name="T17">&lt;</text:span><text:span text:style-name="T26">h1</text:span><text:span text:style-name="T17">&gt;</text:span>Hello, <text:span text:style-name="T17">{</text:span><text:span text:style-name="T31">nomeCompleto</text:span>(<text:span text:style-name="T17">"</text:span><text:span text:style-name="T33">Jorge</text:span><text:span text:style-name="T17">",</text:span> <text:span text:style-name="T17">"</text:span><text:span text:style-name="T33">Maravilha</text:span><text:span text:style-name="T17">"</text:span>)<text:span text:style-name="T17">}&lt;/</text:span><text:span text:style-name="T26">h1</text:span><text:span text:style-name="T17">&gt;;</text:span></text:p>
      <text:p text:style-name="P28"/>
      <text:p text:style-name="P15"><text:tab/>Agora, vamos incorporar a nossa constante element na função helloWorld , retornar um código JSX e encapsulá-la em uma div :</text:p>
      <text:p text:style-name="P23"><text:span text:style-name="T13">function</text:span> <text:span text:style-name="T31">helloWorld</text:span> <text:span text:style-name="T17">(</text:span>nome<text:span text:style-name="T17">,</text:span> sobrenome<text:span text:style-name="T17">)</text:span> <text:span text:style-name="T17">{</text:span></text:p>
      <text:p text:style-name="P30"><text:span text:style-name="T18">return</text:span><text:span text:style-name="T26"> </text:span><text:span text:style-name="T17">&lt;</text:span><text:span text:style-name="T26">h1</text:span><text:span text:style-name="T17">&gt;</text:span>Hello, <text:span text:style-name="T17">{`${</text:span>nome<text:span text:style-name="T17">}</text:span><text:span text:style-name="T33"> </text:span><text:span text:style-name="T17">${</text:span>sobrenome<text:span text:style-name="T17">}`}&lt;/</text:span><text:span text:style-name="T26">h1</text:span><text:span text:style-name="T17">&gt;;</text:span></text:p>
      <text:p text:style-name="P29">}</text:p>
      <text:p text:style-name="P30"><text:span text:style-name="T13">const</text:span> container <text:span text:style-name="T17">=</text:span> <text:span text:style-name="T17">&lt;</text:span><text:span text:style-name="T26">div</text:span><text:span text:style-name="T17">&gt;{</text:span>element<text:span text:style-name="T17">}&lt;/</text:span><text:span text:style-name="T26">div</text:span><text:span text:style-name="T17">&gt;;</text:span></text:p>
      <text:p text:style-name="P28"/>
      <text:p text:style-name="P15"><text:tab/>Lembra que falamos sobre a substituição de class por className em JSX? Podemos também utilizar expressões Javascript para atribuir valor à este atributo.</text:p>
      <text:p text:style-name="P23"><text:span text:style-name="T13">const</text:span> nome <text:span text:style-name="T17">=</text:span> <text:span text:style-name="T17">'</text:span><text:span text:style-name="T33">Jorge Maravilha</text:span><text:span text:style-name="T17">';</text:span></text:p>
      <text:p text:style-name="P30"><text:span text:style-name="T13">const</text:span> classe <text:span text:style-name="T17">=</text:span> <text:span text:style-name="T17">'</text:span><text:span text:style-name="T33">hello-class</text:span><text:span text:style-name="T17">';</text:span></text:p>
      <text:p text:style-name="P30"><text:span text:style-name="T13">const</text:span> element <text:span text:style-name="T17">=</text:span> <text:span text:style-name="T17">&lt;</text:span><text:span text:style-name="T26">h1</text:span><text:span text:style-name="T17"> </text:span><text:span text:style-name="T13">className</text:span><text:span text:style-name="T17">={</text:span>classe<text:span text:style-name="T17">}&gt;</text:span>Hello, <text:span text:style-name="T17">{</text:span>nome<text:span text:style-name="T17">}&lt;/</text:span><text:span text:style-name="T26">h1</text:span><text:span text:style-name="T17">&gt;;</text:span></text:p>
      <text:p text:style-name="P28"/>
      <text:h text:style-name="P2" text:outline-level="3">Especificando atributos com JSX</text:h>
      <text:p text:style-name="P26"><text:tab/>O JSX permite usar aspas para especificar strings literals como atributos:</text:p>
      <text:p text:style-name="P21"><text:span text:style-name="T13">const</text:span><text:span text:style-name="T26"> </text:span>element<text:span text:style-name="T26"> </text:span><text:span text:style-name="T17">=</text:span><text:span text:style-name="T26"> </text:span><text:span text:style-name="T17">&lt;</text:span><text:span text:style-name="T26">div</text:span><text:span text:style-name="T17"> </text:span><text:span text:style-name="T13">tabIndex</text:span><text:span text:style-name="T17">="</text:span><text:span text:style-name="T33">0</text:span><text:span text:style-name="T17">"&gt;&lt;/</text:span><text:span text:style-name="T26">div</text:span><text:span text:style-name="T17">&gt;</text:span></text:p>
      <text:p text:style-name="P26"><text:tab/>Permite também que sejam usadas chaves para incorporar uma expressão JavaScript em um atributo: </text:p>
      <text:p text:style-name="P22"><text:soft-page-break/><text:span text:style-name="T13">const</text:span> element <text:span text:style-name="T17">=</text:span> <text:span text:style-name="T17">&lt;</text:span><text:span text:style-name="T26">h1</text:span><text:span text:style-name="T17"> </text:span><text:span text:style-name="T13">className</text:span><text:span text:style-name="T17">={</text:span>classe<text:span text:style-name="T17">}&gt;</text:span>Hello, <text:span text:style-name="T17">{</text:span>nome<text:span text:style-name="T17">}&lt;/</text:span><text:span text:style-name="T26">h1</text:span><text:span text:style-name="T17">&gt;;</text:span></text:p>
      <text:h text:style-name="P1" text:outline-level="3"><text:tab/><text:span text:style-name="T39">OBSERVAÇÃO: </text:span><text:span text:style-name="T40">NÃO envolva chaves com aspas quando estiver incorporando uma expressão JavaScript em um atributo. Você deveria usar aspas (para valores strings) ou chaves (para expressões), mas não ambos no mesmo atributo.</text:span></text:h>
      <text:p text:style-name="P25"><text:tab/></text:p>
      <text:h text:style-name="P1" text:outline-level="3"><text:bookmark text:name="reactdomrender"/>ReactDOM.render</text:h>
      <text:p text:style-name="P15"><text:tab/>O ReactDOM.render é o responsável por renderizar e atualizar seu código dentro do HTML , exibindo seus elementos React .</text:p>
      <text:p text:style-name="P10"><text:span text:style-name="T6"><text:tab/>Todas as vezes que fizermos alguma alteração no código, seja através de uma função ou interação de quem usa, o React DOM compara o elemento novo e seus elementos filhos com os anteriores e aplica mudanças somente onde é necessário para levar a aplicação ao estado desejado. </text:span><text:span text:style-name="T7">E</text:span><text:span text:style-name="T6">xemplo:</text:span></text:p>
      <text:p text:style-name="P24"><text:span text:style-name="T14">function</text:span><text:span text:style-name="T38"> </text:span><text:span text:style-name="T32">tick</text:span><text:span text:style-name="T19">()</text:span><text:span text:style-name="T38"> </text:span><text:span text:style-name="T19">{</text:span></text:p>
      <text:p text:style-name="P31"><text:span text:style-name="T13">const</text:span><text:span text:style-name="T26"> </text:span>element<text:span text:style-name="T26"> </text:span><text:span text:style-name="T17">=</text:span><text:span text:style-name="T26"> (</text:span></text:p>
      <text:p text:style-name="P30"><text:span text:style-name="T17">&lt;</text:span><text:span text:style-name="T26">div</text:span><text:span text:style-name="T17">&gt;</text:span></text:p>
      <text:p text:style-name="P30"><text:span text:style-name="T17">&lt;</text:span><text:span text:style-name="T26">h1</text:span><text:span text:style-name="T17">&gt;</text:span>Hello, world!<text:span text:style-name="T17">&lt;/</text:span><text:span text:style-name="T26">h1</text:span><text:span text:style-name="T17">&gt;</text:span></text:p>
      <text:p text:style-name="P30"><text:span text:style-name="T17">&lt;</text:span><text:span text:style-name="T26">h2</text:span><text:span text:style-name="T17">&gt;</text:span>It is <text:span text:style-name="T17">{new</text:span> <text:span text:style-name="T28">Date</text:span>()<text:span text:style-name="T17">.</text:span><text:span text:style-name="T31">toLocaleTimeString</text:span>()<text:span text:style-name="T17">}</text:span>.<text:span text:style-name="T17">&lt;/</text:span><text:span text:style-name="T26">h2</text:span><text:span text:style-name="T17">&gt;</text:span></text:p>
      <text:p text:style-name="P30"><text:span text:style-name="T17">&lt;/</text:span><text:span text:style-name="T26">div</text:span><text:span text:style-name="T17">&gt;</text:span></text:p>
      <text:p text:style-name="P30"><text:span text:style-name="T26">)</text:span><text:span text:style-name="T17">;</text:span></text:p>
      <text:p text:style-name="P30">ReactDOM<text:span text:style-name="T17">.</text:span><text:span text:style-name="T31">render</text:span><text:span text:style-name="T26">(</text:span>element<text:span text:style-name="T17">,</text:span><text:span text:style-name="T26"> </text:span>document<text:span text:style-name="T17">.</text:span><text:span text:style-name="T31">getElementById</text:span><text:span text:style-name="T26">(</text:span><text:span text:style-name="T17">'</text:span><text:span text:style-name="T33">root</text:span><text:span text:style-name="T17">'</text:span><text:span text:style-name="T26">))</text:span><text:span text:style-name="T17">;</text:span></text:p>
      <text:p text:style-name="P29">}</text:p>
      <text:p text:style-name="P30"><text:span text:style-name="T31">setInterval</text:span>(<text:span text:style-name="T31">tick</text:span><text:span text:style-name="T17">,</text:span> <text:span text:style-name="T37">1000</text:span>)<text:span text:style-name="T17">;</text:span></text:p>
      <text:p text:style-name="P15"><text:tab/>Neste exemplo, estamos chamando a função tick que chama o ReactDOM.render a cada segundo, e injeta no elemento pai com id root um 'Hello World' e o horário. Diferente de elementos DOM do navegador, elementos React são objetos simples e utilizam menos recursos. Pela atualização precisa do DOM, e pela sua composição, o React apresenta grandes avanços na velocidade de processamento.</text:p>
      <text:p text:style-name="P43"><text:tab/>Como JSX é mais próximo de JavaScript do que HTML, o React DOM usa camelCase como convenção para nomes de propriedades ao invés dos nomes de atributos do HTML. Por exemplo, class se transforma em className em JSX, e tabindex se transforma em tabIndex.</text:p>
      <text:p text:style-name="P43"/>
      <text:p text:style-name="P53">Renderizando um elemento no DOM</text:p>
      <text:p text:style-name="P44"><text:tab/>Elementos são os menores blocos de con<text:span text:style-name="T46">s</text:span>trução de aplicativos React, um elemento descreve o que você quer ver na tela. Exemplo:</text:p>
      <text:p text:style-name="P36"><text:soft-page-break/><text:span text:style-name="T13">const</text:span><text:span text:style-name="T26"> </text:span>element<text:span text:style-name="T26"> </text:span><text:span text:style-name="T17">=</text:span><text:span text:style-name="T26"> </text:span><text:span text:style-name="T17">&lt;</text:span><text:span text:style-name="T26">h1</text:span><text:span text:style-name="T17">&gt;</text:span>Hello, world<text:span text:style-name="T17">&lt;/</text:span><text:span text:style-name="T26">h1</text:span><text:span text:style-name="T17">&gt;;</text:span></text:p>
      <text:p text:style-name="P44"><text:tab/>Diferente de elementos DOM do navegador, elementos React são objetos simples e utilizam menos recursos. O React DOM é o responsável por atualizar o DOM para exibir os elementos React. <text:span text:style-name="T45">Pode-se confundir elementos com o conceito mais amplo de “componentes”. </text:span></text:p>
      <text:p text:style-name="P44"><text:tab/><text:span text:style-name="T46">Elementos React são imutáveis. Uma vez criados, você não pode alterar seus elementos filhos ou atributos, ou seja, você não pode fazer reatribuições diretas. Com o que aprendemos até agora, a única forma de atualizar a interface é criar um novo elemento e passá-lo para o ReactDOM.render(), mas na prática, a maioria das aplicações em React usam o ReactDOM.render() apenas uma única vez.</text:span></text:p>
      <text:p text:style-name="P44"><text:tab/><text:span text:style-name="T47">O React DOM compara o elemento novo e seus filhos com os anteriores e somente aplica as modificações necessárias no DOM para levá-lo ao estado desejado, </text:span><text:span text:style-name="T48">sem alterar ou recarregar os elementos que não sofreram alteração, dessa forma o React consegue aumentar a eficiência do código.</text:span></text:p>
      <text:p text:style-name="P44"/>
      <text:p text:style-name="P54">Componentes e Props</text:p>
      <text:p text:style-name="P54"><text:span text:style-name="T41"><text:tab/>Componentes permitem você dividir a UI em partes independentes, reutilizáveis e pensar em cada parte isoladamente. Conceitualmente, componentes são como funções JavaScript. Eles aceitam entradas arbitrárias <text:s/>(chamadas “props”) e retornam elementos React que descrevem o que deve aparecer na tela.</text:span></text:p>
      <text:p text:style-name="P54"><text:span text:style-name="T41"><text:tab/>A maneira mais simples de definir um componente é escrever uma função JavaScript:</text:span></text:p>
      <text:p text:style-name="P39"><text:span text:style-name="T15">function</text:span><text:span text:style-name="T20"> Welcome(props) {</text:span></text:p>
      <text:p text:style-name="P30">return <text:span text:style-name="T17">&lt;</text:span><text:span text:style-name="T26">h1</text:span><text:span text:style-name="T17">&gt;</text:span>Hello, <text:span text:style-name="T17">{</text:span>props<text:span text:style-name="T17">.</text:span>name<text:span text:style-name="T17">}&lt;/</text:span><text:span text:style-name="T26">h1</text:span><text:span text:style-name="T17">&gt;</text:span>;</text:p>
      <text:p text:style-name="P29">}</text:p>
      <text:p text:style-name="P54"><text:span text:style-name="T41"><text:tab/>Essa função é um componente React válido porque aceita um único argumetno de objeto “props” (que significa propriedades) com dados e retorna um elemento React. Nós chamamos esses componentes de “componentes de função” porque são literalmente funções JavaScript.</text:span></text:p>
      <text:p text:style-name="P54"><text:span text:style-name="T41"><text:tab/>Também é possível utilizar uma classe no estilo ES6 para definir um componente:</text:span></text:p>
      <text:p text:style-name="P40"><text:span text:style-name="T15">class</text:span><text:span text:style-name="T49"> </text:span><text:span text:style-name="T29">Welcome</text:span><text:span text:style-name="T49"> </text:span><text:span text:style-name="T15">extends</text:span><text:span text:style-name="T49"> </text:span><text:span text:style-name="T29">React</text:span><text:span text:style-name="T20">.</text:span><text:span text:style-name="T29">Component</text:span><text:span text:style-name="T49"> </text:span><text:span text:style-name="T20">{</text:span></text:p>
      <text:p text:style-name="P30"><text:span text:style-name="T31">render</text:span><text:span text:style-name="T17">()</text:span> <text:span text:style-name="T17">{</text:span></text:p>
      <text:p text:style-name="P30"><text:span text:style-name="T18">return</text:span><text:span text:style-name="T26"> </text:span><text:span text:style-name="T17">&lt;</text:span><text:span text:style-name="T26">h1</text:span><text:span text:style-name="T17">&gt;</text:span>Hello, <text:span text:style-name="T17">{this.</text:span>props<text:span text:style-name="T17">.</text:span>name<text:span text:style-name="T17">}&lt;/</text:span><text:span text:style-name="T26">h1</text:span><text:span text:style-name="T17">&gt;</text:span></text:p>
      <text:p text:style-name="P29"><text:soft-page-break/>}</text:p>
      <text:p text:style-name="P29">}</text:p>
      <text:p text:style-name="P54"><text:span text:style-name="T41"/></text:p>
      <text:p text:style-name="P55">Renderizando um Componente</text:p>
      <text:p text:style-name="P45"><text:s/><text:tab/>Anteriormente, vimos apenas elementos React que representam tags do DOM. Exemplo: </text:p>
      <text:p text:style-name="P37"><text:span text:style-name="T13">const</text:span><text:span text:style-name="T26"> </text:span>element<text:span text:style-name="T26"> </text:span><text:span text:style-name="T17">=</text:span><text:span text:style-name="T26"> </text:span><text:span text:style-name="T17">&lt;</text:span><text:span text:style-name="T26">h1</text:span><text:span text:style-name="T17">&gt;</text:span>Hello, world<text:span text:style-name="T17">&lt;/</text:span><text:span text:style-name="T26">h1</text:span><text:span text:style-name="T17">&gt;;</text:span></text:p>
      <text:p text:style-name="P45"><text:tab/>Entretanto, elementos também podem representar componentes definidos pelo usuário. Exemplo:</text:p>
      <text:p text:style-name="P37"><text:span text:style-name="T13">const</text:span><text:span text:style-name="T26"> </text:span>element<text:span text:style-name="T26"> </text:span><text:span text:style-name="T17">=</text:span><text:span text:style-name="T26"> </text:span><text:span text:style-name="T17">&lt;</text:span><text:span text:style-name="T28">Welcome</text:span><text:span text:style-name="T17"> </text:span><text:span text:style-name="T13">name</text:span><text:span text:style-name="T17">="</text:span><text:span text:style-name="T33">Sara</text:span><text:span text:style-name="T17">"&gt;</text:span></text:p>
      <text:p text:style-name="P45"><text:tab/>Quando o React vê um elemento representando um componente definido pelo usuário, ele passa atributos JSX e componentes filhos para esse componente como um único objeto, chamado de “props”. Exemplo:</text:p>
      <text:p text:style-name="P38"><text:span text:style-name="T13">function</text:span> <text:span text:style-name="T31">Welcome</text:span><text:span text:style-name="T17">(</text:span>props<text:span text:style-name="T17">)</text:span> <text:span text:style-name="T17">{</text:span></text:p>
      <text:p text:style-name="P30"><text:span text:style-name="T18">return</text:span><text:span text:style-name="T26"> </text:span><text:span text:style-name="T17">&lt;</text:span><text:span text:style-name="T26">h1</text:span><text:span text:style-name="T17">&gt;</text:span>Hello, <text:span text:style-name="T17">{</text:span>props<text:span text:style-name="T17">.</text:span>name<text:span text:style-name="T17">}&lt;/</text:span><text:span text:style-name="T26">h1</text:span><text:span text:style-name="T17">&gt;;</text:span></text:p>
      <text:p text:style-name="P29">}</text:p>
      <text:p text:style-name="P34"/>
      <text:p text:style-name="P30"><text:span text:style-name="T13">const</text:span> element <text:span text:style-name="T17">=</text:span> <text:span text:style-name="T17">&lt;</text:span><text:span text:style-name="T28">Welcome</text:span><text:span text:style-name="T17"> </text:span><text:span text:style-name="T13">name</text:span><text:span text:style-name="T17">="</text:span><text:span text:style-name="T33">Sara</text:span><text:span text:style-name="T17">" /&gt;;</text:span></text:p>
      <text:p text:style-name="P30">ReactDOM<text:span text:style-name="T17">.</text:span><text:span text:style-name="T31">render</text:span>(</text:p>
      <text:p text:style-name="P30">element<text:span text:style-name="T17">,</text:span></text:p>
      <text:p text:style-name="P30">document<text:span text:style-name="T17">.</text:span><text:span text:style-name="T31">getElementById</text:span>(<text:span text:style-name="T17">'</text:span><text:span text:style-name="T33">root</text:span><text:span text:style-name="T17">'</text:span>)</text:p>
      <text:p text:style-name="P30">)<text:span text:style-name="T17">;</text:span></text:p>
      <text:p text:style-name="P45"><text:tab/><text:span text:style-name="T51">Recapitulando esse exemplo:</text:span></text:p>
      <text:p text:style-name="P46">1. O ReactDOM.render() é chamado com o elemento <text:span text:style-name="T23">&lt;</text:span><text:span text:style-name="T30">Welcome</text:span><text:span text:style-name="T23"> </text:span><text:span text:style-name="T16">name</text:span><text:span text:style-name="T23">="</text:span><text:span text:style-name="T34">Sara</text:span><text:span text:style-name="T23">" /&gt;</text:span></text:p>
      <text:p text:style-name="P46">2. O React chama o componente Welcome com {name: ‘Sara’} como props.</text:p>
      <text:p text:style-name="P46">3. O componente Welcome reorna um elemento &lt;h1&gt;Hello, Sara&lt;/h1&gt; como resultado.</text:p>
      <text:p text:style-name="P46">4. React DOM atualiza eficientemente o DOM para corresponder &lt;h1&gt;Hello, Sara&lt;/h1&gt;.</text:p>
      <text:p text:style-name="P56">Observação: <text:span text:style-name="T41">Sempre inicie os nomes dos componentes React com uma letra maiúscula, o React trata componentes começando com letras minúsculas como tags do DOM. Por exemplo, &lt;div /&gt; representa uma tag div do HTML, mas &lt;Welcome /&gt; representa um componente e requer que Welcome eseja no escopo.</text:span></text:p>
      <text:p text:style-name="P56"><text:span text:style-name="T41"/></text:p>
      <text:p text:style-name="P56">Compondo componentes</text:p>
      <text:p text:style-name="P46"><text:soft-page-break/><text:tab/>Componentes podem se referir a outros componentes em sua saída. Isso nos permite usar a mesma abstração de componente para qualquer nível de detalhe. Um botão, um formulário, uma caixa de diálogo, uma tela: em aplicativos React, todos esses são normalmente expressos como componentes. Por exemplo: </text:p>
      <text:p text:style-name="P38"><text:span text:style-name="T13">function</text:span> <text:span text:style-name="T31">App</text:span><text:span text:style-name="T17">()</text:span> <text:span text:style-name="T17">{</text:span></text:p>
      <text:p text:style-name="P30"><text:span text:style-name="T18">return</text:span><text:span text:style-name="T26"> (</text:span></text:p>
      <text:p text:style-name="P30"><text:span text:style-name="T17">&lt;</text:span><text:span text:style-name="T26">div</text:span><text:span text:style-name="T17"> </text:span><text:span text:style-name="T13">className</text:span><text:span text:style-name="T17">="</text:span><text:span text:style-name="T33">App</text:span><text:span text:style-name="T17">"&gt;</text:span></text:p>
      <text:p text:style-name="P30"><text:span text:style-name="T17">&lt;</text:span><text:span text:style-name="T28">Header</text:span><text:span text:style-name="T17"> /&gt;</text:span></text:p>
      <text:p text:style-name="P30"><text:span text:style-name="T17">&lt;</text:span><text:span text:style-name="T28">MovieLibrary</text:span><text:span text:style-name="T17"> </text:span><text:span text:style-name="T13">movies</text:span><text:span text:style-name="T17">={</text:span> movies <text:span text:style-name="T17">} /&gt;</text:span></text:p>
      <text:p text:style-name="P30"><text:span text:style-name="T17">&lt;/</text:span><text:span text:style-name="T26">div</text:span><text:span text:style-name="T17">&gt;</text:span></text:p>
      <text:p text:style-name="P30"><text:span text:style-name="T26">)</text:span><text:span text:style-name="T17">;</text:span></text:p>
      <text:p text:style-name="P29">}</text:p>
      <text:p text:style-name="P45"><text:tab/><text:span text:style-name="T51">Tipicamente, novas aplicações React possuem um único componente App no topo. Contudo, se você integrar o React em um aplicativo existente, você pode começar de baixo para cima com um pequeno componente como o Button e gradualmente chegar ao topo da hierarquia de exibição.</text:span></text:p>
      <text:p text:style-name="P45"><text:tab/><text:span text:style-name="T52">Não tenha medo de dividir um componente em componentes menores. Extrair componentes pode parecer um trabalho pesado no começo, mas ter uma paleta de coponentes reutilizáveis compensa em aplicações maiores. Uma boa regra é que se uma parte da sua UI for usada várias vezes (Button, Panel, Avatar) ou for complexa o suficiente por si só (App, FeedStory, Comment) é uma boa candidata ser extraída para uma componente separado.</text:span></text:p>
      <text:p text:style-name="P45"/>
      <text:p text:style-name="P57">Props são somente para leitura</text:p>
      <text:p text:style-name="P57"><text:span text:style-name="T41"><text:tab/>Independente se você declarar um componente como uma funçã ou uma classe, ele nunca deve modificar seus próprios props. Considere essa função: </text:span></text:p>
      <text:p text:style-name="P38"><text:span text:style-name="T13">function</text:span> <text:span text:style-name="T31">sum</text:span><text:span text:style-name="T17">(</text:span>a<text:span text:style-name="T17">,</text:span> b<text:span text:style-name="T17">)</text:span> <text:span text:style-name="T17">{</text:span></text:p>
      <text:p text:style-name="P30"><text:span text:style-name="T18">return</text:span><text:span text:style-name="T26"> </text:span>a<text:span text:style-name="T26"> </text:span><text:span text:style-name="T17">+</text:span><text:span text:style-name="T26"> </text:span>b<text:span text:style-name="T17">;</text:span></text:p>
      <text:p text:style-name="P29">}</text:p>
      <text:p text:style-name="P61"><text:span text:style-name="T8"><text:tab/>Funções assim são chamadas de “puras”, pois elas não tentam alterar suas entradas e sempre retornam o mesmo resultado para as mesmas entradas. Em contraste, existem funções impuras, que alteram suas próprias entradas. Exemplo:</text:span></text:p>
      <text:p text:style-name="P41"><text:span text:style-name="T13">function</text:span> <text:span text:style-name="T31">withdraw</text:span><text:span text:style-name="T17">(</text:span>account<text:span text:style-name="T17">,</text:span> amount<text:span text:style-name="T17">)</text:span> <text:span text:style-name="T17">{</text:span></text:p>
      <text:p text:style-name="P30">account<text:span text:style-name="T17">.</text:span>total<text:span text:style-name="T26"> </text:span><text:span text:style-name="T17">-=</text:span><text:span text:style-name="T26"> </text:span>amount<text:span text:style-name="T17">;</text:span></text:p>
      <text:p text:style-name="P29">}</text:p>
      <text:p text:style-name="P61"><text:soft-page-break/><text:span text:style-name="T8"><text:tab/></text:span><text:span text:style-name="T9">O React é bastante flexível, mas tem uma única regra estrita: </text:span><text:span text:style-name="T11"><text:s/>Todos os componentes React tem que agir como funções puras em relação ao seus props.</text:span></text:p>
      <text:p text:style-name="P61"><text:span text:style-name="T9"><text:tab/>Obviamente, as U</text:span><text:span text:style-name="T10">I</text:span><text:span text:style-name="T9">s de aplicações são dinâmicas e mudam com o tempo. O state permite aos componentes React alterar sua saída ao longo do tempo em resposta a ações do usuário, respostas de rede e quaisquer outras coisas, sem violar essa regra.</text:span></text:p>
      <text:p text:style-name="P61"><text:span text:style-name="T8"/></text:p>
      <text:p text:style-name="P58">Estado e Ciclo de Vida</text:p>
      <text:p text:style-name="P47"><text:tab/><text:span text:style-name="T53">States (Estados) são informações de um componente que podem sofrer alterações, e que normalmente são utilizados para realizar as atualizações de componentes React. Para adicionar um state no seu componente:</text:span></text:p>
      <text:p text:style-name="P52"><text:span text:style-name="T54">1. Crie um componente utilizando o formato de classe e dentro do JSX criado dentro do return do render(), onde você for chamar o dado que vai sofrer a atualização declare da seguinte forma: </text:span><text:span text:style-name="T24">{this.</text:span><text:span text:style-name="T43">state</text:span><text:span text:style-name="T24">.</text:span><text:span text:style-name="T43">dadoQueSeraAtualizado</text:span><text:span text:style-name="T24">}</text:span></text:p>
      <text:p text:style-name="P48">2. Adicione um construtor na classe, neste construtor é que será atribuído o valor inicial do state:</text:p>
      <text:p text:style-name="P42"><text:span text:style-name="T13">constructor</text:span><text:span text:style-name="T17">(</text:span>props<text:span text:style-name="T17">)</text:span> <text:span text:style-name="T17">{</text:span></text:p>
      <text:p text:style-name="P30">super<text:span text:style-name="T26">(</text:span>props<text:span text:style-name="T26">)</text:span><text:span text:style-name="T17">;</text:span></text:p>
      <text:p text:style-name="P34"><text:span text:style-name="T25"/></text:p>
      <text:p text:style-name="P34"><text:span text:style-name="T25">this.</text:span><text:span text:style-name="T44">state</text:span><text:span text:style-name="T27"> </text:span><text:span text:style-name="T25">=</text:span><text:span text:style-name="T27"> </text:span><text:span text:style-name="T25">{</text:span><text:span text:style-name="T27"> </text:span><text:span text:style-name="T44">name</text:span><text:span text:style-name="T25">:</text:span><text:span text:style-name="T27"> </text:span><text:span text:style-name="T25">'</text:span><text:span text:style-name="T35">Manuela</text:span><text:span text:style-name="T25">'</text:span><text:span text:style-name="T27"> </text:span><text:span text:style-name="T25">};</text:span></text:p>
      <text:p text:style-name="P29">}</text:p>
      <text:p text:style-name="P59">Observação: <text:span text:style-name="T41">Segundo a documentação do React: </text:span><text:span text:style-name="T50">Componentes de classes devem sempre chamar o construtor com props</text:span><text:span text:style-name="T41">. Entretanto existem exemplos de várias aplicações React disponíveis que não passam props como parâmetro para constructor e super, quando </text:span><text:span text:style-name="T42">não há utilização de props dentro do constructor, mas quando há utilização para qualquer que seja a finalidade, se torna obrigatório essa declaração de parâmetros.</text:span></text:p>
      <text:p text:style-name="P49"><text:tab/><text:span text:style-name="T56">Após esses dois passos o código deveria ficar parecido com isso:</text:span></text:p>
      <text:p text:style-name="P35"><text:span text:style-name="T22">import </text:span><text:span text:style-name="T55"><text:s/>React </text:span><text:span text:style-name="T22">from </text:span><text:span text:style-name="T21">'</text:span><text:span text:style-name="T36">react</text:span><text:span text:style-name="T21">';</text:span></text:p>
      <text:p text:style-name="P34"/>
      <text:p text:style-name="P30"><text:span text:style-name="T13">class</text:span> <text:span text:style-name="T28">Welcome</text:span> <text:span text:style-name="T13">extends</text:span> <text:span text:style-name="T28">React</text:span><text:span text:style-name="T17">.</text:span><text:span text:style-name="T28">Component</text:span> <text:span text:style-name="T17">{</text:span></text:p>
      <text:p text:style-name="P30"><text:span text:style-name="T13">constructor</text:span><text:span text:style-name="T17">(</text:span>props<text:span text:style-name="T17">)</text:span> <text:span text:style-name="T17">{</text:span></text:p>
      <text:p text:style-name="P30">super<text:span text:style-name="T26">(</text:span>props<text:span text:style-name="T26">)</text:span><text:span text:style-name="T17">;</text:span></text:p>
      <text:p text:style-name="P34"/>
      <text:p text:style-name="P30"><text:span text:style-name="T17">this.</text:span>state<text:span text:style-name="T26"> </text:span><text:span text:style-name="T17">=</text:span><text:span text:style-name="T26"> </text:span><text:span text:style-name="T17">{</text:span><text:span text:style-name="T26"> </text:span>name<text:span text:style-name="T17">:</text:span><text:span text:style-name="T26"> </text:span><text:span text:style-name="T17">'</text:span><text:span text:style-name="T33">Manuela</text:span><text:span text:style-name="T17">'</text:span><text:span text:style-name="T26"> </text:span><text:span text:style-name="T17">};</text:span></text:p>
      <text:p text:style-name="P29">}</text:p>
      <text:p text:style-name="P34"/>
      <text:p text:style-name="P30"><text:span text:style-name="T31">render</text:span><text:span text:style-name="T17">()</text:span> <text:span text:style-name="T17">{</text:span></text:p>
      <text:p text:style-name="P30"><text:soft-page-break/><text:span text:style-name="T18">return </text:span><text:span text:style-name="T26">(</text:span></text:p>
      <text:p text:style-name="P30"><text:span text:style-name="T17">&lt;</text:span><text:span text:style-name="T26">div</text:span><text:span text:style-name="T17">&gt;</text:span></text:p>
      <text:p text:style-name="P30"><text:span text:style-name="T17">&lt;</text:span><text:span text:style-name="T26">h1</text:span><text:span text:style-name="T17">&gt;</text:span>Olá <text:span text:style-name="T17">{this.</text:span>state<text:span text:style-name="T17">.</text:span>name<text:span text:style-name="T17">}&lt;/</text:span><text:span text:style-name="T26">h1</text:span><text:span text:style-name="T17">&gt;</text:span></text:p>
      <text:p text:style-name="P30"><text:span text:style-name="T17">&lt;/</text:span><text:span text:style-name="T26">div</text:span><text:span text:style-name="T17">&gt;</text:span></text:p>
      <text:p text:style-name="P30"><text:span text:style-name="T26">)</text:span><text:span text:style-name="T17">;</text:span></text:p>
      <text:p text:style-name="P29">}</text:p>
      <text:p text:style-name="P29">}</text:p>
      <text:p text:style-name="P34"/>
      <text:p text:style-name="P30">ReactDom<text:span text:style-name="T17">.</text:span><text:span text:style-name="T31">render</text:span>(</text:p>
      <text:p text:style-name="P30"><text:span text:style-name="T17">&lt;</text:span><text:span text:style-name="T28">Welcome</text:span><text:span text:style-name="T17"> /&gt;,</text:span></text:p>
      <text:p text:style-name="P30">document<text:span text:style-name="T17">.</text:span><text:span text:style-name="T31">getElementById</text:span>(<text:span text:style-name="T17">'</text:span><text:span text:style-name="T33">root</text:span><text:span text:style-name="T17">'</text:span>)<text:span text:style-name="T17">,</text:span></text:p>
      <text:p text:style-name="P30">)<text:span text:style-name="T17">;</text:span></text:p>
      <text:p text:style-name="P49"/>
      <text:p text:style-name="P60">Adicionando métodos de ciclo de vida a uma classe</text:p>
      <text:p text:style-name="P50"><text:tab/><text:span text:style-name="T57">Em aplicações com muitos componentes, é muito importante limpar os recursos utilizados pelos componentes quando eles são destruídos.</text:span></text:p>
      <text:p text:style-name="P50"><text:tab/>Os componentes React , assim como os seres vivos, possuem um ciclo de vida. No caso do React, o ciclo é dividido em 4 etapas. São elas:</text:p>
      <text:p text:style-name="P51">1. Inicialização é quando um componente recebe as props e os estados.</text:p>
      <text:p text:style-name="P51">2. Montagem (mounting) é quando o componente é inserido no DOM.</text:p>
      <text:p text:style-name="P51">3. Atualização é quando os props ou estados do componente são alterados.</text:p>
      <text:p text:style-name="P51">4. Desmontagem (unmounting) quando o componente morre, sumindo do DOM.</text:p>
      <text:p text:style-name="P51"><text:tab/><text:span text:style-name="T58">Podemos declarar métodos especiais no componente de classe para executar algum código quando um componente é montado e desmontado.</text:span></text:p>
      <text:p text:style-name="P17">ADICIONAR AQUI A MATÉRIA SOBRE STATES</text:p>
      <text:p text:style-name="P16"/>
      <text:p text:style-name="P14">Single Page Application (SPA)</text:p>
      <text:p text:style-name="P16"><text:tab/>SPAs é um conceito de páginas que são carregadas somente no momento em que o usuário entra no site e toda a interação de mudanças de páginas é feito sem que o navegador precise recarregar o site, ou seja, o usuário entra no site e o navegador carrega somente 1 vez o site, através da URL utilizada pelo usuário, todas as interações feitas pelo usuário que o leve a outras páginas no mesmo site, serão feitas sem que o navegador precise reconstruir a página do 0, todo o conteúdo virá a partir de uma lógica criada em JavaScript, aumentando assim a performance do site.</text:p>
      <text:p text:style-name="P1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Droid Sans Mono1" svg:font-family="'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line-height="150%" fo:hyphenation-ladder-count="no-limit"/>
      <style:text-properties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1:41:34.500169060</meta:creation-date>
    <dc:date>2021-05-07T20:17:12.971618488</dc:date>
    <meta:editing-duration>PT3H50M15S</meta:editing-duration>
    <meta:editing-cycles>10</meta:editing-cycles>
    <meta:generator>LibreOffice/6.4.7.2$Linux_X86_64 LibreOffice_project/40$Build-2</meta:generator>
    <meta:document-statistic meta:table-count="0" meta:image-count="0" meta:object-count="0" meta:page-count="10" meta:paragraph-count="165" meta:word-count="2321" meta:character-count="14958" meta:non-whitespace-character-count="12735"/>
  </office:meta>
</office:document-meta>
</file>